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836cm" table:align="left"/>
    </style:style>
    <style:style style:name="Table1.A" style:family="table-column">
      <style:table-column-properties style:column-width="9.527cm"/>
    </style:style>
    <style:style style:name="Table1.B" style:family="table-column">
      <style:table-column-properties style:column-width="8.31cm"/>
    </style:style>
    <style:style style:name="Table1.A1" style:family="table-cell">
      <style:table-cell-properties style:vertical-align="middle" fo:padding="0.049cm" fo:border="none"/>
    </style:style>
    <style:style style:name="P1" style:family="paragraph" style:parent-style-name="Heading_20_2">
      <style:text-properties fo:font-size="16pt" style:font-size-asian="16pt" style:font-size-complex="16pt"/>
    </style:style>
    <style:style style:name="P2" style:family="paragraph" style:parent-style-name="Preformatted_20_Text">
      <style:paragraph-properties fo:margin-top="0cm" fo:margin-bottom="0.499cm" loext:contextual-spacing="false"/>
    </style:style>
    <style:style style:name="P3" style:family="paragraph" style:parent-style-name="Standard" style:list-style-name="L13"/>
    <style:style style:name="P4" style:family="paragraph" style:parent-style-name="Standard" style:list-style-name="L14"/>
    <style:style style:name="P5" style:family="paragraph" style:parent-style-name="Standard" style:list-style-name="L15"/>
    <style:style style:name="P6" style:family="paragraph" style:parent-style-name="Standard" style:list-style-name="L16"/>
    <style:style style:name="P7" style:family="paragraph" style:parent-style-name="Standard" style:list-style-name="L16">
      <style:text-properties officeooo:paragraph-rsid="001a2729"/>
    </style:style>
    <style:style style:name="P8" style:family="paragraph" style:parent-style-name="Table_20_Contents" style:list-style-name="L4"/>
    <style:style style:name="P9" style:family="paragraph" style:parent-style-name="Table_20_Contents">
      <style:paragraph-properties fo:margin-top="0cm" fo:margin-bottom="0.499cm" loext:contextual-spacing="false"/>
    </style:style>
    <style:style style:name="P10" style:family="paragraph" style:parent-style-name="Table_20_Contents" style:list-style-name="L1">
      <style:paragraph-properties fo:margin-top="0cm" fo:margin-bottom="0.499cm" loext:contextual-spacing="false"/>
    </style:style>
    <style:style style:name="P11" style:family="paragraph" style:parent-style-name="Table_20_Contents" style:list-style-name="L2">
      <style:paragraph-properties fo:margin-top="0cm" fo:margin-bottom="0.499cm" loext:contextual-spacing="false"/>
    </style:style>
    <style:style style:name="P12" style:family="paragraph" style:parent-style-name="Table_20_Contents" style:list-style-name="L3">
      <style:paragraph-properties fo:margin-top="0cm" fo:margin-bottom="0.499cm" loext:contextual-spacing="false"/>
    </style:style>
    <style:style style:name="P13" style:family="paragraph" style:parent-style-name="Table_20_Contents" style:list-style-name="L4">
      <style:paragraph-properties fo:margin-top="0cm" fo:margin-bottom="0.499cm" loext:contextual-spacing="false"/>
    </style:style>
    <style:style style:name="P14" style:family="paragraph" style:parent-style-name="Table_20_Contents" style:list-style-name="L5">
      <style:paragraph-properties fo:margin-top="0cm" fo:margin-bottom="0.499cm" loext:contextual-spacing="false"/>
    </style:style>
    <style:style style:name="P15" style:family="paragraph" style:parent-style-name="Table_20_Contents" style:list-style-name="L6">
      <style:paragraph-properties fo:margin-top="0cm" fo:margin-bottom="0.499cm" loext:contextual-spacing="false"/>
    </style:style>
    <style:style style:name="P16" style:family="paragraph" style:parent-style-name="Table_20_Contents" style:list-style-name="L7">
      <style:paragraph-properties fo:margin-top="0cm" fo:margin-bottom="0.499cm" loext:contextual-spacing="false"/>
    </style:style>
    <style:style style:name="P17" style:family="paragraph" style:parent-style-name="Table_20_Contents" style:list-style-name="L8">
      <style:paragraph-properties fo:margin-top="0cm" fo:margin-bottom="0.499cm" loext:contextual-spacing="false"/>
    </style:style>
    <style:style style:name="P18" style:family="paragraph" style:parent-style-name="Table_20_Contents" style:list-style-name="L9">
      <style:paragraph-properties fo:margin-top="0cm" fo:margin-bottom="0.499cm" loext:contextual-spacing="false"/>
    </style:style>
    <style:style style:name="P19" style:family="paragraph" style:parent-style-name="Table_20_Contents" style:list-style-name="L10">
      <style:paragraph-properties fo:margin-top="0cm" fo:margin-bottom="0.499cm" loext:contextual-spacing="false"/>
    </style:style>
    <style:style style:name="P20" style:family="paragraph" style:parent-style-name="Table_20_Contents" style:list-style-name="L11">
      <style:paragraph-properties fo:margin-top="0cm" fo:margin-bottom="0.499cm" loext:contextual-spacing="false"/>
    </style:style>
    <style:style style:name="P21" style:family="paragraph" style:parent-style-name="Table_20_Contents" style:list-style-name="L12">
      <style:paragraph-properties fo:margin-top="0cm" fo:margin-bottom="0.499cm" loext:contextual-spacing="false"/>
    </style:style>
    <style:style style:name="P22" style:family="paragraph" style:parent-style-name="Table_20_Heading">
      <style:paragraph-properties fo:text-align="center" style:justify-single-word="false"/>
    </style:style>
    <style:style style:name="T1" style:family="text">
      <style:text-properties officeooo:rsid="001a2729"/>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officeooo:rsid="001a2729"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a2729" style:font-size-asian="14pt" style:font-weight-asian="normal" style:font-size-complex="14pt" style:font-weight-complex="normal"/>
    </style:style>
    <style:style style:name="T7" style:family="text">
      <style:text-properties fo:font-size="18pt" style:font-size-asian="18pt" style:font-size-complex="18pt"/>
    </style:style>
    <style:style style:name="T8" style:family="text">
      <style:text-properties fo:font-size="16pt" style:font-size-asian="16pt" style:font-size-complex="16pt"/>
    </style:style>
    <style:style style:name="T9" style:family="text">
      <style:text-properties fo:font-size="13pt" style:font-size-asian="13pt" style:font-size-complex="13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119504509488">
          <table:table-cell table:style-name="Table1.A1" office:value-type="string">
            <text:p text:style-name="P22"><text:span text:style-name="Strong_20_Emphasis">SOAP</text:span></text:p>
          </table:table-cell>
          <table:table-cell table:style-name="Table1.A1" office:value-type="string">
            <text:p text:style-name="P22"><text:span text:style-name="Strong_20_Emphasis">REST</text:span></text:p>
          </table:table-cell>
        </table:table-row>
        <table:table-row table:style-name="TableLine94119504509488">
          <table:table-cell table:style-name="Table1.A1" office:value-type="string">
            <text:list xml:id="list3552871816" text:style-name="L1">
              <text:list-item>
                <text:p text:style-name="P10">SOAP stands for Simple Object Access Protocol </text:p>
              </text:list-item>
            </text:list>
          </table:table-cell>
          <table:table-cell table:style-name="Table1.A1" office:value-type="string">
            <text:list xml:id="list4176083400" text:style-name="L2">
              <text:list-item>
                <text:p text:style-name="P11">REST stands for Representational State Transfer </text:p>
              </text:list-item>
            </text:list>
          </table:table-cell>
        </table:table-row>
        <table:table-row table:style-name="TableLine94119504509488">
          <table:table-cell table:style-name="Table1.A1" office:value-type="string">
            <text:list xml:id="list36973573" text:style-name="L3">
              <text:list-item>
                <text:p text:style-name="P12">SOAP is a protocol. SOAP was designed with a specification. It includes a WSDL file which has the required information on what the web service does in addition to the location of the web service. </text:p>
              </text:list-item>
            </text:list>
          </table:table-cell>
          <table:table-cell table:style-name="Table1.A1" office:value-type="string">
            <text:list xml:id="list3521029217" text:style-name="L4">
              <text:list-item>
                <text:p text:style-name="P8">REST is an Architectural style in which a web service can only be treated as a RESTful service if it follows the constraints of being </text:p>
                <text:list>
                  <text:list-item>
                    <text:p text:style-name="P8">Client Server </text:p>
                  </text:list-item>
                  <text:list-item>
                    <text:p text:style-name="P8">Stateless </text:p>
                  </text:list-item>
                  <text:list-item>
                    <text:p text:style-name="P8">Cacheable </text:p>
                  </text:list-item>
                  <text:list-item>
                    <text:p text:style-name="P8">Layered System </text:p>
                  </text:list-item>
                  <text:list-item>
                    <text:p text:style-name="P13">Uniform Interface </text:p>
                  </text:list-item>
                </text:list>
              </text:list-item>
            </text:list>
          </table:table-cell>
        </table:table-row>
        <table:table-row table:style-name="TableLine94119504509488">
          <table:table-cell table:style-name="Table1.A1" office:value-type="string">
            <text:list xml:id="list1904525005" text:style-name="L5">
              <text:list-item>
                <text:p text:style-name="P14">SOAP cannot make use of REST since SOAP is a protocol and REST is an architectural pattern. </text:p>
              </text:list-item>
            </text:list>
          </table:table-cell>
          <table:table-cell table:style-name="Table1.A1" office:value-type="string">
            <text:list xml:id="list2859134472" text:style-name="L6">
              <text:list-item>
                <text:p text:style-name="P15">REST can make use of SOAP as the underlying protocol for web services, because in the end it is just an architectural pattern. </text:p>
              </text:list-item>
            </text:list>
          </table:table-cell>
        </table:table-row>
        <table:table-row table:style-name="TableLine94119504509488">
          <table:table-cell table:style-name="Table1.A1" office:value-type="string">
            <text:list xml:id="list1361662609" text:style-name="L7">
              <text:list-item>
                <text:p text:style-name="P16">SOAP uses service interfaces to expose its functionality to client applications. In SOAP, the WSDL file provides the client with the necessary information which can be used to understand what services the web service can offer. </text:p>
              </text:list-item>
            </text:list>
          </table:table-cell>
          <table:table-cell table:style-name="Table1.A1" office:value-type="string">
            <text:list xml:id="list1152062741" text:style-name="L8">
              <text:list-item>
                <text:p text:style-name="P17">REST use Uniform Service locators to access to the components on the hardware device. For example, if there is an object which represents the data of an employee hosted on a URL as http://demo.guru99 , the below are some of URI that can exist to access them. </text:p>
              </text:list-item>
            </text:list>
            <text:p text:style-name="P9">http://demo.guru99.com/Employee</text:p>
            <text:p text:style-name="P9">http://demo.guru99.com/Employee/1</text:p>
          </table:table-cell>
        </table:table-row>
        <table:table-row table:style-name="TableLine94119504509488">
          <table:table-cell table:style-name="Table1.A1" office:value-type="string">
            <text:list xml:id="list4157941702" text:style-name="L9">
              <text:list-item>
                <text:p text:style-name="P18">SOAP requires more bandwidth for its usage. Since SOAP Messages contain a lot of information inside of it, the amount of data transfer using SOAP is generally a lot. </text:p>
              </text:list-item>
            </text:list>
            <text:p text:style-name="Preformatted_20_Text">&lt;?xml version="1.0"?&gt;</text:p>
            <text:p text:style-name="Preformatted_20_Text">&lt;SOAP-ENV:Envelope </text:p>
            <text:p text:style-name="Preformatted_20_Text">xmlns:SOAP-ENV</text:p>
            <text:p text:style-name="Preformatted_20_Text">="http://www.w3.org/2001/12/soap-envelope" </text:p>
            <text:p text:style-name="Preformatted_20_Text">SOAP-ENV:encodingStyle</text:p>
            <text:p text:style-name="Preformatted_20_Text">=" http://www.w3.org/2001/12/soap-encoding"&gt;</text:p>
            <text:p text:style-name="Preformatted_20_Text">&lt;soap:Body&gt;</text:p>
            <text:p text:style-name="Preformatted_20_Text"><text:s/>&lt;Demo.guru99WebService</text:p>
            <text:p text:style-name="Preformatted_20_Text"><text:s/>xmlns="http://tempuri.org/"&gt;</text:p>
            <text:p text:style-name="Preformatted_20_Text"><text:s text:c="3"/>&lt;EmployeeID&gt;int&lt;/EmployeeID&gt;</text:p>
            <text:p text:style-name="Preformatted_20_Text"><text:s text:c="3"/>&lt;/Demo.guru99WebService&gt;</text:p>
            <text:p text:style-name="Preformatted_20_Text"><text:s/>&lt;/soap:Body&gt;</text:p>
            <text:p text:style-name="P2">&lt;/SOAP-ENV:Envelope&gt;</text:p>
          </table:table-cell>
          <table:table-cell table:style-name="Table1.A1" office:value-type="string">
            <text:list xml:id="list2310270915" text:style-name="L10">
              <text:list-item>
                <text:p text:style-name="P19">REST does not need much bandwidth when requests are sent to the server. REST messages mostly just consist of JSON messages. Below is an example of a JSON message passed to a web server. You can see that the size of the message is comparatively smaller to SOAP. </text:p>
              </text:list-item>
            </text:list>
            <text:p text:style-name="P2">{"city":"Mumbai","state":"Maharastra"}</text:p>
          </table:table-cell>
        </table:table-row>
        <table:table-row table:style-name="TableLine94119504509488">
          <table:table-cell table:style-name="Table1.A1" office:value-type="string">
            <text:list xml:id="list2510158002" text:style-name="L11">
              <text:list-item>
                <text:p text:style-name="P20">SOAP can only work with XML format. As seen from SOAP messages, all data passed is in <text:soft-page-break/>XML format. </text:p>
              </text:list-item>
            </text:list>
          </table:table-cell>
          <table:table-cell table:style-name="Table1.A1" office:value-type="string">
            <text:list xml:id="list986047545" text:style-name="L12">
              <text:list-item>
                <text:p text:style-name="P21">REST permits different data format such as Plain text, HTML, XML, JSON, etc. <text:soft-page-break/>But the most preferred format for transferring data is JSON. </text:p>
              </text:list-item>
            </text:list>
          </table:table-cell>
        </table:table-row>
      </table:table>
      <text:p text:style-name="Standard"/>
      <text:h text:style-name="P1" text:outline-level="2">When to use REST?</text:h>
      <text:list xml:id="list2699873204" text:style-name="L13">
        <text:list-item>
          <text:p text:style-name="P3"><text:span text:style-name="Strong_20_Emphasis"><text:span text:style-name="T5">Limited resources and bandwidth</text:span></text:span></text:p>
        </text:list-item>
        <text:list-item>
          <text:p text:style-name="P3"><text:span text:style-name="Strong_20_Emphasis"><text:span text:style-name="T5">Statelessness</text:span></text:span></text:p>
        </text:list-item>
        <text:list-item>
          <text:p text:style-name="P3"><text:span text:style-name="Strong_20_Emphasis"><text:span text:style-name="T5">Caching</text:span></text:span></text:p>
        </text:list-item>
        <text:list-item>
          <text:p text:style-name="P3"><text:span text:style-name="Strong_20_Emphasis"><text:span text:style-name="T5">Ease of coding</text:span></text:span></text:p>
        </text:list-item>
      </text:list>
      <text:h text:style-name="Heading_20_2" text:outline-level="2"><text:span text:style-name="Strong_20_Emphasis"><text:span text:style-name="T7">When to use SOAP?</text:span></text:span></text:h>
      <text:list xml:id="list3793445811" text:style-name="L14">
        <text:list-item>
          <text:p text:style-name="P4"><text:span text:style-name="Strong_20_Emphasis"><text:span text:style-name="T5">Asynchronous processing and subsequent invocation</text:span></text:span></text:p>
        </text:list-item>
        <text:list-item>
          <text:p text:style-name="P4"><text:span text:style-name="Strong_20_Emphasis"><text:span text:style-name="T5">A Formal means of communication</text:span></text:span></text:p>
        </text:list-item>
        <text:list-item>
          <text:p text:style-name="P4"><text:span text:style-name="Strong_20_Emphasis"><text:span text:style-name="T5">Stateful operations </text:span></text:span></text:p>
        </text:list-item>
      </text:list>
      <text:h text:style-name="Heading_20_2" text:outline-level="2"><text:span text:style-name="Strong_20_Emphasis"><text:span text:style-name="T8">Challenges in SOAP API</text:span></text:span></text:h>
      <text:list xml:id="list3279721861" text:style-name="L15">
        <text:list-item>
          <text:p text:style-name="P5"><text:span text:style-name="Strong_20_Emphasis"><text:span text:style-name="T5">WSDL file</text:span></text:span></text:p>
        </text:list-item>
        <text:list-item>
          <text:p text:style-name="P5"><text:span text:style-name="Strong_20_Emphasis"><text:span text:style-name="T5">Document size </text:span></text:span></text:p>
        </text:list-item>
      </text:list>
      <text:h text:style-name="Heading_20_2" text:outline-level="2"><text:span text:style-name="Strong_20_Emphasis"><text:span text:style-name="T8">Challenges in REST API</text:span></text:span></text:h>
      <text:list xml:id="list1199745938" text:style-name="L16">
        <text:list-item>
          <text:p text:style-name="P6"><text:span text:style-name="Strong_20_Emphasis"><text:span text:style-name="T5">Lack of Security</text:span></text:span></text:p>
        </text:list-item>
        <text:list-item>
          <text:p text:style-name="P7"><text:span text:style-name="Strong_20_Emphasis"><text:span text:style-name="T6">Lack of State</text:span></text:span></text:p>
        </text:list-item>
      </text:list>
      <text:p text:style-name="Standard"><text:span text:style-name="Strong_20_Emphasis"><text:span text:style-name="T5"/></text:span></text:p>
      <text:p text:style-name="Standard"><text:span text:style-name="Strong_20_Emphasis"/></text:p>
      <text:p text:style-name="Standard"><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09:56:01.228843995</meta:creation-date>
    <meta:generator>LibreOffice/6.4.7.2$Linux_X86_64 LibreOffice_project/40$Build-2</meta:generator>
    <dc:date>2022-03-16T10:03:02.026487782</dc:date>
    <meta:editing-duration>PT6M52S</meta:editing-duration>
    <meta:editing-cycles>16</meta:editing-cycles>
    <meta:document-statistic meta:table-count="1" meta:image-count="0" meta:object-count="0" meta:page-count="2" meta:paragraph-count="50" meta:word-count="418" meta:character-count="2615" meta:non-whitespace-character-count="2245"/>
  </office:meta>
</office:document-meta>
</file>